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5.284cm"/>
    </style:style>
    <style:style style:name="Tableau1.B" style:family="table-column">
      <style:table-column-properties style:column-width="3.78cm"/>
    </style:style>
    <style:style style:name="Tableau1.C" style:family="table-column">
      <style:table-column-properties style:column-width="1.228cm"/>
    </style:style>
    <style:style style:name="Tableau1.D" style:family="table-column">
      <style:table-column-properties style:column-width="2.3cm"/>
    </style:style>
    <style:style style:name="Tableau1.E" style:family="table-column">
      <style:table-column-properties style:column-width="3.96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C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3" style:family="table-row">
      <style:table-row-properties style:min-row-height="0.222cm" fo:keep-together="auto"/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Tableau1.7" style:family="table-row">
      <style:table-row-properties style:min-row-height="0.159cm" fo:keep-together="auto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style:font-name="Caligra" fo:font-size="11pt" fo:font-weight="bold" officeooo:paragraph-rsid="00540c2c" style:font-size-asian="11pt" style:font-weight-asian="bold" style:font-name-complex="Arial1" style:font-size-complex="11pt" style:font-weight-complex="bold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276f1a" officeooo:paragraph-rsid="00540c2c" style:font-size-asian="11pt" style:font-name-complex="Arial1" style:font-size-complex="11pt"/>
    </style:style>
    <style:style style:name="P3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34df90" officeooo:paragraph-rsid="00540c2c" style:font-size-asian="11pt" style:font-name-complex="Arial1" style:font-size-complex="11pt"/>
    </style:style>
    <style:style style:name="P4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576453" officeooo:paragraph-rsid="00540c2c" style:font-size-asian="11pt" style:font-name-complex="Arial1" style:font-size-complex="11pt"/>
    </style:style>
    <style:style style:name="P5" style:family="paragraph" style:parent-style-name="Standard">
      <style:paragraph-properties fo:margin-left="0cm" fo:margin-right="-0.806cm" fo:text-indent="0cm" style:auto-text-indent="false"/>
      <style:text-properties style:font-name="Caligra" officeooo:paragraph-rsid="00540c2c"/>
    </style:style>
    <style:style style:name="P6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1" style:font-size-complex="11pt"/>
    </style:style>
    <style:style style:name="P7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8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1" style:font-size-complex="11pt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1" style:font-size-complex="11pt" style:font-weight-complex="bold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4a08eb" officeooo:paragraph-rsid="00540c2c" style:font-size-asian="11pt" style:font-name-complex="Arial1" style:font-size-complex="11pt"/>
    </style:style>
    <style:style style:name="P1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f4552" officeooo:paragraph-rsid="00540c2c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2" style:family="paragraph" style:parent-style-name="Standard">
      <style:text-properties style:font-name="Caligra" fo:font-size="11pt" officeooo:paragraph-rsid="00540c2c" style:font-size-asian="11pt" style:font-name-complex="Arial1" style:font-size-complex="11pt"/>
    </style:style>
    <style:style style:name="P13" style:family="paragraph" style:parent-style-name="Standard">
      <style:text-properties style:font-name="Caligra" fo:font-size="11pt" officeooo:rsid="004557dc" officeooo:paragraph-rsid="00540c2c" style:font-size-asian="11pt" style:font-name-complex="Arial1" style:font-size-complex="11pt"/>
    </style:style>
    <style:style style:name="P14" style:family="paragraph" style:parent-style-name="Standard">
      <style:text-properties style:font-name="Caligra" officeooo:paragraph-rsid="00540c2c"/>
    </style:style>
    <style:style style:name="P15" style:family="paragraph" style:parent-style-name="Standard">
      <style:paragraph-properties fo:margin-left="0cm" fo:margin-right="-0.81cm" fo:margin-top="0.071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58b9eb" officeooo:paragraph-rsid="0058b9eb" style:font-size-asian="11pt" style:font-weight-asian="bold" style:font-name-complex="Arial1" style:font-size-complex="11pt" style:font-weight-complex="bold"/>
    </style:style>
    <style:style style:name="P1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officeooo:paragraph-rsid="00540c2c"/>
    </style:style>
    <style:style style:name="P1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8b9eb" officeooo:paragraph-rsid="0058b9eb" style:font-size-asian="11pt" style:font-weight-asian="bold" style:font-name-complex="Arial1" style:font-size-complex="11pt" style:font-weight-complex="bold"/>
    </style:style>
    <style:style style:name="P18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style:font-name="Caligra" fo:font-size="11pt" officeooo:rsid="0058b9eb" officeooo:paragraph-rsid="0058b9eb" style:font-size-asian="11pt" style:font-name-complex="Arial1" style:font-size-complex="11pt"/>
    </style:style>
    <style:style style:name="P1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officeooo:paragraph-rsid="00540c2c"/>
    </style:style>
    <style:style style:name="P20" style:family="paragraph" style:parent-style-name="Standard">
      <style:text-properties style:font-name="Caligra" fo:font-size="11pt" officeooo:rsid="0058b9eb" officeooo:paragraph-rsid="0058b9eb" style:font-size-asian="11pt" style:font-name-complex="Arial1" style:font-size-complex="11pt"/>
    </style:style>
    <style:style style:name="P21" style:family="paragraph" style:parent-style-name="Standard">
      <style:text-properties style:font-name="Caligra" officeooo:rsid="005cae12" officeooo:paragraph-rsid="005cae12"/>
    </style:style>
    <style:style style:name="P22" style:family="paragraph" style:parent-style-name="Text_20_body" style:master-page-name="Standard">
      <style:paragraph-properties style:page-number="auto"/>
      <style:text-properties style:font-name="Caligra" officeooo:paragraph-rsid="0058b9eb"/>
    </style:style>
    <style:style style:name="P23" style:family="paragraph" style:parent-style-name="Text_20_body">
      <style:text-properties style:font-name="Caligra" officeooo:paragraph-rsid="0058b9e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3" style:family="text">
      <style:text-properties fo:font-style="normal" officeooo:rsid="0032f1ff" style:font-style-asian="normal" style:font-style-complex="normal"/>
    </style:style>
    <style:style style:name="T4" style:family="text">
      <style:text-properties fo:font-style="normal" officeooo:rsid="0058b9eb" style:font-style-asian="normal" style:font-style-complex="normal"/>
    </style:style>
    <style:style style:name="T5" style:family="text">
      <style:text-properties fo:font-style="normal" officeooo:rsid="005b2787" style:font-style-asian="normal" style:font-style-complex="normal"/>
    </style:style>
    <style:style style:name="T6" style:family="text">
      <style:text-properties officeooo:rsid="002fecf8"/>
    </style:style>
    <style:style style:name="T7" style:family="text">
      <style:text-properties fo:font-style="italic" officeooo:rsid="002fecf8" style:font-style-asian="italic" style:font-style-complex="italic"/>
    </style:style>
    <style:style style:name="T8" style:family="text">
      <style:text-properties fo:font-style="italic" officeooo:rsid="005fe045" style:font-style-asian="italic" style:font-style-complex="italic"/>
    </style:style>
    <style:style style:name="T9" style:family="text">
      <style:text-properties fo:color="#ffffff" loext:opacity="100%" fo:font-size="11pt" fo:font-weight="bold" style:font-size-asian="11pt" style:font-weight-asian="bold" style:font-name-complex="Arial1" style:font-size-complex="11pt"/>
    </style:style>
    <style:style style:name="T10" style:family="text">
      <style:text-properties fo:color="#ffffff" loext:opacity="100%" fo:font-size="11pt" fo:font-weight="bold" officeooo:rsid="005441ab" style:font-size-asian="11pt" style:font-weight-asian="bold" style:font-name-complex="Arial1" style:font-size-complex="11pt"/>
    </style:style>
    <style:style style:name="T11" style:family="text">
      <style:text-properties fo:color="#ffffff" loext:opacity="100%" style:font-name="Caligra" fo:font-size="11pt" fo:font-weight="bold" style:font-size-asian="11pt" style:font-weight-asian="bold" style:font-name-complex="Arial1" style:font-size-complex="11pt"/>
    </style:style>
    <style:style style:name="T12" style:family="text">
      <style:text-properties fo:color="#ffffff" loext:opacity="100%" style:font-name="Caligra" fo:font-size="11pt" fo:font-weight="bold" officeooo:rsid="0058b9eb" style:font-size-asian="11pt" style:font-weight-asian="bold" style:font-name-complex="Arial1" style:font-size-complex="11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48f877"/>
    </style:style>
    <style:style style:name="T15" style:family="text">
      <style:text-properties officeooo:rsid="005a175d"/>
    </style:style>
    <style:style style:name="T16" style:family="text">
      <style:text-properties fo:font-size="11pt" fo:font-weight="bold" style:font-size-asian="11pt" style:font-weight-asian="bold" style:font-name-complex="Arial1" style:font-size-complex="11pt" style:font-weight-complex="bold"/>
    </style:style>
    <style:style style:name="T17" style:family="text">
      <style:text-properties fo:font-size="11pt" fo:font-weight="bold" officeooo:rsid="004edd93" style:font-size-asian="11pt" style:font-weight-asian="bold" style:font-name-complex="Arial1" style:font-size-complex="11pt" style:font-weight-complex="bold"/>
    </style:style>
    <style:style style:name="T18" style:family="text">
      <style:text-properties officeooo:rsid="0058b9eb"/>
    </style:style>
    <style:style style:name="T19" style:family="text">
      <style:text-properties style:font-name="Caligra" fo:font-size="11pt" fo:font-weight="bold" style:font-size-asian="11pt" style:font-weight-asian="bold" style:font-name-complex="Arial1" style:font-size-complex="11pt" style:font-weight-complex="bold"/>
    </style:style>
    <style:style style:name="T20" style:family="text">
      <style:text-properties style:font-name="Caligra" fo:font-size="11pt" fo:font-weight="bold" officeooo:rsid="004edd93" style:font-size-asian="11pt" style:font-weight-asian="bold" style:font-name-complex="Arial1" style:font-size-complex="11pt" style:font-weight-complex="bold"/>
    </style:style>
    <style:style style:name="T21" style:family="text">
      <style:text-properties style:font-name="Caligra" fo:font-size="11pt" fo:font-style="normal" style:text-underline-style="none" fo:font-weight="bold" officeooo:rsid="005ac567" style:font-size-asian="11pt" style:font-style-asian="normal" style:font-weight-asian="bold" style:font-name-complex="Arial1" style:font-size-complex="11pt" style:font-style-complex="normal" style:font-weight-complex="bold"/>
    </style:style>
    <style:style style:name="T22" style:family="text">
      <style:text-properties style:font-name="Caligra" fo:font-size="11pt" fo:font-style="normal" style:text-underline-style="none" fo:font-weight="normal" officeooo:rsid="005ac567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style:font-name="Caligra" fo:font-size="11pt" fo:font-style="normal" style:text-underline-style="none" fo:font-weight="normal" officeooo:rsid="0058b9eb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6">La dernière fois :</text:span><text:span text:style-name="T7">’’’</text:span><text:span text:style-name="T8">La dernière séance nous avons...</text:span><text:span text:style-name="T7"> - fait l'évaluation des chapitres 2 et 3</text:span></text:p>
      <text:p text:style-name="P23"><text:span text:style-name="T7">- continué et terminé l'activité 1 du chapitre 4 (mais pas écrit le cours)’’’</text:span></text:p>
      <text:p text:style-name="P15">Vendredi 11 Décembr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16"><text:span text:style-name="T11">Séance </text:span><text:span text:style-name="T12">14 5e3</text:span><text:span text:style-name="T11">: </text:span><text:span text:style-name="T19">Fiche de préparation</text:span><text:span text:style-name="T20"> <text:s/></text:span></text:p>
          </table:table-cell>
          <table:covered-table-cell/>
          <table:table-cell table:style-name="Tableau1.C1" table:number-columns-spanned="3" office:value-type="string">
            <text:p text:style-name="P1">Durée :</text:p>
            <text:p text:style-name="P2">1h30</text:p>
          </table:table-cell>
          <table:covered-table-cell/>
          <table:covered-table-cell/>
        </table:table-row>
        <table:table-row table:style-name="Tableau1.2">
          <table:table-cell table:style-name="Tableau1.C1" office:value-type="string">
            <text:p text:style-name="P8">Déroulement</text:p>
          </table:table-cell>
          <table:table-cell table:style-name="Tableau1.C1" table:number-columns-spanned="2" office:value-type="string">
            <text:p text:style-name="P6">Matériel</text:p>
          </table:table-cell>
          <table:covered-table-cell/>
          <table:table-cell table:style-name="Tableau1.C1" office:value-type="string">
            <text:p text:style-name="P6">Temps</text:p>
          </table:table-cell>
          <table:table-cell table:style-name="Tableau1.C1" office:value-type="string">
            <text:p text:style-name="P6">Rôle de l’enseignant</text:p>
          </table:table-cell>
        </table:table-row>
        <table:table-row table:style-name="Tableau1.3">
          <table:table-cell table:style-name="Tableau1.C1" office:value-type="string">
            <text:p text:style-name="P9">Appel <text:span text:style-name="T18">+ Rappel</text:span></text:p>
          </table:table-cell>
          <table:table-cell table:style-name="Tableau1.C1" table:number-columns-spanned="2" office:value-type="string">
            <text:p text:style-name="P12"/>
          </table:table-cell>
          <table:covered-table-cell/>
          <table:table-cell table:style-name="Tableau1.C1" office:value-type="string">
            <text:p text:style-name="P3"/>
          </table:table-cell>
          <table:table-cell table:style-name="Tableau1.C1" office:value-type="string">
            <text:p text:style-name="P12"/>
          </table:table-cell>
        </table:table-row>
        <table:table-row table:style-name="Tableau1.4">
          <table:table-cell table:style-name="Tableau1.A4" office:value-type="string">
            <text:p text:style-name="P17"><text:span text:style-name="T13">On écrit le cours</text:span></text:p>
          </table:table-cell>
          <table:table-cell table:style-name="Tableau1.A4" table:number-columns-spanned="2" office:value-type="string">
            <text:p text:style-name="P20">Trace écrite</text:p>
          </table:table-cell>
          <table:covered-table-cell/>
          <table:table-cell table:style-name="Tableau1.A4" office:value-type="string">
            <text:p text:style-name="P3"/>
          </table:table-cell>
          <table:table-cell table:style-name="Tableau1.A4" office:value-type="string">
            <text:p text:style-name="P12"/>
          </table:table-cell>
        </table:table-row>
        <table:table-row table:style-name="Tableau1.5">
          <table:table-cell table:style-name="Tableau1.A4" office:value-type="string">
            <text:p text:style-name="P17"><text:span text:style-name="T13">Rendre l’évaluation (élèves avec note basse reste à la fin du cours)</text:span></text:p>
          </table:table-cell>
          <table:table-cell table:style-name="Tableau1.A4" table:number-columns-spanned="2" office:value-type="string">
            <text:p text:style-name="P13"/>
          </table:table-cell>
          <table:covered-table-cell/>
          <table:table-cell table:style-name="Tableau1.A4" office:value-type="string">
            <text:p text:style-name="P3"/>
          </table:table-cell>
          <table:table-cell table:style-name="Tableau1.A4" office:value-type="string">
            <text:p text:style-name="P12"/>
          </table:table-cell>
        </table:table-row>
        <table:table-row table:style-name="Tableau1.3">
          <table:table-cell table:style-name="Tableau1.A4" office:value-type="string">
            <text:p text:style-name="P19"><text:span text:style-name="T21">Faire</text:span><text:span text:style-name="T22"> l’activité </text:span><text:span text:style-name="T23">2 du chapitre 4</text:span></text:p>
            <text:p text:style-name="P11">trace de cours</text:p>
            <text:p text:style-name="P11"/>
          </table:table-cell>
          <table:table-cell table:style-name="Tableau1.A4" table:number-columns-spanned="2" office:value-type="string">
            <text:p text:style-name="P20">act2</text:p>
            <text:p text:style-name="P20">Trace écrite</text:p>
          </table:table-cell>
          <table:covered-table-cell/>
          <table:table-cell table:style-name="Tableau1.A4" office:value-type="string">
            <text:p text:style-name="P4"/>
          </table:table-cell>
          <table:table-cell table:style-name="Tableau1.A4" office:value-type="string">
            <text:p text:style-name="P12"/>
          </table:table-cell>
        </table:table-row>
        <table:table-row table:style-name="Tableau1.7">
          <table:table-cell table:style-name="Tableau1.A4" office:value-type="string">
            <text:p text:style-name="P18">Distribuer exercices<text:line-break/>Agenda </text:p>
          </table:table-cell>
          <table:table-cell table:style-name="Tableau1.A4" table:number-columns-spanned="2" office:value-type="string">
            <text:p text:style-name="P21">exercice</text:p>
          </table:table-cell>
          <table:covered-table-cell/>
          <table:table-cell table:style-name="Tableau1.A4" office:value-type="string">
            <text:p text:style-name="P5"/>
          </table:table-cell>
          <table:table-cell table:style-name="Tableau1.A4" office:value-type="string">
            <text:p text:style-name="P14"/>
          </table:table-cell>
        </table:table-row>
      </table:table>
      <text:p text:style-name="P14"/>
      <text:p text:style-name="P7"><text:span text:style-name="T2">Pour la prochaine fois </text:span><text:span text:style-name="T3">: </text:span><text:span text:style-name="T4">Exercice 1,</text:span><text:span text:style-name="T5">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5M25S</meta:editing-duration>
    <meta:editing-cycles>4</meta:editing-cycles>
    <meta:generator>LibreOffice/7.0.3.1$Linux_X86_64 LibreOffice_project/00$Build-1</meta:generator>
    <meta:creation-date>2020-12-11T00:08:24.959083719</meta:creation-date>
    <meta:initial-creator>J Cercy</meta:initial-creator>
    <dc:date>2020-12-11T00:13:49.224917571</dc:date>
    <dc:creator>J Cercy</dc:creator>
    <meta:document-statistic meta:table-count="1" meta:image-count="0" meta:object-count="0" meta:page-count="1" meta:paragraph-count="21" meta:word-count="92" meta:character-count="529" meta:non-whitespace-character-count="455"/>
    <meta:template xlink:type="simple" xlink:actuate="onRequest" xlink:title="fiche_de_prep_type" xlink:href="../../../../../../mes_ressources/document%20type/fiche_de_prep_type.ott" meta:date="2020-12-11T00:08:23.494591233"/>
  </office:meta>
</office:document-meta>
</file>